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ar_witness_99" table:style-name="ta1">
        <table:shapes>
          <draw:frame draw:z-index="0" draw:style-name="gr1" draw:text-style-name="P1" svg:width="15.999cm" svg:height="8.999cm" svg:x="13.074cm" svg:y="29.49cm">
            <draw:object draw:notify-on-update-of-ranges="liar_witness_99.A2:liar_witness_99.A2 liar_witness_99.A3:liar_witness_99.A101 liar_witness_99.B2:liar_witness_99.B2 liar_witness_99.B3:liar_witness_99.B101 liar_witness_99.C2:liar_witness_99.C2 liar_witness_99.C3:liar_witness_99.C101 liar_witness_99.D2:liar_witness_99.D2 liar_witness_99.D3:liar_witness_99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ies counted up to number (only odds): 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ness</text:p>
          </table:table-cell>
          <table:table-cell office:value-type="string" calcext:value-type="string">
            <text:p>truths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Lies propor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4]/([.C4]+[.B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5]/([.C5]+[.B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6]/([.C6]+[.B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7]/([.C7]+[.B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8]/([.C8]+[.B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9]/([.C9]+[.B9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10]/([.C10]+[.B10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1]/([.C11]+[.B11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12]/([.C12]+[.B12])" office:value-type="float" office:value="0.0869565217391304" calcext:value-type="float">
            <text:p>0.08695652173913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/([.C13]+[.B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C14]/([.C14]+[.B14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C15]/([.C15]+[.B15])" office:value-type="float" office:value="0.0952380952380952" calcext:value-type="float">
            <text:p>0.09523809523809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C16]/([.C16]+[.B16])" office:value-type="float" office:value="0.0952380952380952" calcext:value-type="float">
            <text:p>0.09523809523809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7]/([.C17]+[.B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C18]/([.C18]+[.B18])" office:value-type="float" office:value="0.0952380952380952" calcext:value-type="float">
            <text:p>0.09523809523809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9]/([.C19]+[.B19])" office:value-type="float" office:value="0.0526315789473684" calcext:value-type="float">
            <text:p>0.0526315789473684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20]/([.C20]+[.B20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21]/([.C21]+[.B21])" office:value-type="float" office:value="0.105263157894737" calcext:value-type="float">
            <text:p>0.1052631578947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22]/([.C22]+[.B22])" office:value-type="float" office:value="0.105263157894737" calcext:value-type="float">
            <text:p>0.1052631578947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23]/([.C23]+[.B23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24]/([.C24]+[.B24])" office:value-type="float" office:value="0.105263157894737" calcext:value-type="float">
            <text:p>0.1052631578947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25]/([.C25]+[.B25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26]/([.C26]+[.B26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27]/([.C27]+[.B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28]/([.C28]+[.B28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29]/([.C29]+[.B29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30]/([.C30]+[.B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31]/([.C31]+[.B31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32]/([.C32]+[.B32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33]/([.C33]+[.B33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34]/([.C34]+[.B34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35]/([.C35]+[.B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36]/([.C36]+[.B36])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37]/([.C37]+[.B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38]/([.C38]+[.B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39]/([.C39]+[.B39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0]/([.C40]+[.B40])"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41]/([.C41]+[.B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42]/([.C42]+[.B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3]/([.C43]+[.B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4]/([.C44]+[.B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45]/([.C45]+[.B45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46]/([.C46]+[.B46])" office:value-type="float" office:value="0.153846153846154" calcext:value-type="float">
            <text:p>0.1538461538461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7]/([.C47]+[.B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8]/([.C48]+[.B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49]/([.C49]+[.B49])" office:value-type="float" office:value="0.230769230769231" calcext:value-type="float">
            <text:p>0.2307692307692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50]/([.C50]+[.B50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51]/([.C51]+[.B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52]/([.C52]+[.B52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53]/([.C53]+[.B53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54]/([.C54]+[.B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55]/([.C55]+[.B55])"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56]/([.C56]+[.B56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57]/([.C57]+[.B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58]/([.C58]+[.B58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59]/([.C59]+[.B59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60]/([.C60]+[.B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61]/([.C61]+[.B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62]/([.C62]+[.B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63]/([.C63]+[.B63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64]/([.C64]+[.B64])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65]/([.C65]+[.B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66]/([.C66]+[.B66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67]/([.C67]+[.B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68]/([.C68]+[.B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69]/([.C69]+[.B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70]/([.C70]+[.B70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1]/([.C71]+[.B71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2]/([.C72]+[.B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73]/([.C73]+[.B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74]/([.C74]+[.B74]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75]/([.C75]+[.B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76]/([.C76]+[.B76]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7]/([.C77]+[.B77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8]/([.C78]+[.B78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79]/([.C79]+[.B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80]/([.C80]+[.B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1]/([.C81]+[.B81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2]/([.C82]+[.B82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3]/([.C83]+[.B83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4]/([.C84]+[.B84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5]/([.C85]+[.B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6]/([.C86]+[.B86]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7]/([.C87]+[.B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8]/([.C88]+[.B88]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9]/([.C89]+[.B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0]/([.C90]+[.B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1]/([.C91]+[.B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2]/([.C92]+[.B92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3]/([.C93]+[.B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4]/([.C94]+[.B94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5]/([.C95]+[.B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6]/([.C96]+[.B96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7]/([.C97]+[.B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8]/([.C98]+[.B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]/([.C99]+[.B9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0]/([.C100]+[.B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/([.C101]+[.B101])" office:value-type="string" office:string-value="" calcext:value-type="error">
            <text:p>#¡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6:10:58.865000000</dc:date>
    <meta:editing-duration>PT5M1S</meta:editing-duration>
    <meta:editing-cycles>1</meta:editing-cycles>
    <meta:document-statistic meta:table-count="1" meta:cell-count="400" meta:object-count="1"/>
    <meta:generator>LibreOffice/7.2.1.2$Windows_X86_64 LibreOffice_project/87b77fad49947c1441b67c559c339af8f3517e2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07cm" svg:y="3.703cm" style:legend-expansion="high" chart:style-name="ch2"/>
        <chart:plot-area chart:style-name="ch3" table:cell-range-address="liar_witness_99.A2:liar_witness_99.D101" chart:data-source-has-labels="both" svg:x="0.32cm" svg:y="0.18cm" svg:width="11.767cm" svg:height="8.64cm">
          <chart:coordinate-region svg:x="0.941cm" svg:y="0.38cm" svg:width="10.418cm" svg:height="7.648cm"/>
          <chart:axis chart:dimension="x" chart:name="primary-x" chart:style-name="ch4" chartooo:axis-type="auto">
            <chartooo:date-scale/>
            <chart:categories table:cell-range-address="liar_witness_99.A3:liar_witness_99.A10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iar_witness_99.B3:liar_witness_99.B101" chart:label-cell-address="liar_witness_99.B2:liar_witness_99.B2" chart:class="chart:bar">
            <chart:data-point chart:repeated="99"/>
          </chart:series>
          <chart:series chart:attached-axis="primary-y" chart:style-name="ch9" chart:values-cell-range-address="liar_witness_99.C3:liar_witness_99.C101" chart:label-cell-address="liar_witness_99.C2:liar_witness_99.C2" chart:class="chart:bar">
            <chart:data-point chart:repeated="99"/>
          </chart:series>
          <chart:series chart:attached-axis="secondary-y" chart:style-name="ch10" chart:values-cell-range-address="liar_witness_99.D3:liar_witness_99.D101" chart:label-cell-address="liar_witness_99.D2:liar_witness_99.D2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ths</text:p>
                <draw:g>
                  <svg:desc>liar_witness_99.B2:liar_witness_99.B2</svg:desc>
                </draw:g>
              </table:table-cell>
              <table:table-cell office:value-type="string">
                <text:p>lies</text:p>
                <draw:g>
                  <svg:desc>liar_witness_99.C2:liar_witness_99.C2</svg:desc>
                </draw:g>
              </table:table-cell>
              <table:table-cell office:value-type="string">
                <text:p>Lies proportion</text:p>
                <draw:g>
                  <svg:desc>liar_witness_99.D2:liar_witness_99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iar_witness_99.A3:liar_witness_99.A101</svg:desc>
                </draw:g>
              </table:table-cell>
              <table:table-cell office:value-type="float" office:value="24">
                <text:p>24</text:p>
                <draw:g>
                  <svg:desc>liar_witness_99.B3:liar_witness_99.B101</svg:desc>
                </draw:g>
              </table:table-cell>
              <table:table-cell office:value-type="float" office:value="25">
                <text:p>25</text:p>
                <draw:g>
                  <svg:desc>liar_witness_99.C3:liar_witness_99.C101</svg:desc>
                </draw:g>
              </table:table-cell>
              <table:table-cell office:value-type="float" office:value="NaN">
                <text:p>NaN</text:p>
                <draw:g>
                  <svg:desc>liar_witness_99.D3:liar_witness_99.D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